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75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1.1752in"/>
    </style:style>
    <style:style style:name="co5" style:family="table-column">
      <style:table-column-properties fo:break-before="auto" style:column-width="1.0445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abled nodes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axIterations</text:p>
          </table:table-cell>
          <table:table-cell office:value-type="string" calcext:value-type="string">
            <text:p>MinThreshold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raining Tim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Max Error</text:p>
          </table:table-cell>
          <table:table-cell office:value-type="string" calcext:value-type="string">
            <text:p>Min Error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363ms</text:p>
          </table:table-cell>
          <table:table-cell office:value-type="float" office:value="0.00499218013130991" calcext:value-type="float">
            <text:p>0.0049921801</text:p>
          </table:table-cell>
          <table:table-cell office:value-type="float" office:value="0.0926110532857132" calcext:value-type="float">
            <text:p>0.0926110533</text:p>
          </table:table-cell>
          <table:table-cell office:value-type="float" office:value="0.00026045782558786" calcext:value-type="float">
            <text:p>0.0002604578</text:p>
          </table:table-cell>
          <table:table-cell office:value-type="float" office:value="0.0131487307525417" calcext:value-type="float">
            <text:p>0.0131487308</text:p>
          </table:table-cell>
        </table:table-row>
        <table:table-row table:style-name="ro1">
          <table:table-cell office:value-type="string" calcext:value-type="string">
            <text:p>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535ms</text:p>
          </table:table-cell>
          <table:table-cell office:value-type="float" office:value="0.00499402059654525" calcext:value-type="float">
            <text:p>0.0049940206</text:p>
          </table:table-cell>
          <table:table-cell office:value-type="float" office:value="0.162151933207135" calcext:value-type="float">
            <text:p>0.1621519332</text:p>
          </table:table-cell>
          <table:table-cell office:value-type="float" office:value="0.000469564298727229" calcext:value-type="float">
            <text:p>0.0004695643</text:p>
          </table:table-cell>
          <table:table-cell office:value-type="float" office:value="0.02473698967369" calcext:value-type="float">
            <text:p>0.0247369897</text:p>
          </table:table-cell>
        </table:table-row>
        <table:table-row table:style-name="ro1">
          <table:table-cell office:value-type="string" calcext:value-type="string">
            <text:p>_G1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328ms</text:p>
          </table:table-cell>
          <table:table-cell office:value-type="float" office:value="0.00498990651657733" calcext:value-type="float">
            <text:p>0.0049899065</text:p>
          </table:table-cell>
          <table:table-cell office:value-type="float" office:value="0.0972508860014943" calcext:value-type="float">
            <text:p>0.097250886</text:p>
          </table:table-cell>
          <table:table-cell office:value-type="float" office:value="0.000436885487240762" calcext:value-type="float">
            <text:p>0.0004368855</text:p>
          </table:table-cell>
          <table:table-cell office:value-type="float" office:value="0.0127789250452473" calcext:value-type="float">
            <text:p>0.012778925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807ms</text:p>
          </table:table-cell>
          <table:table-cell office:value-type="float" office:value="0.00499178868271351" calcext:value-type="float">
            <text:p>0.0049917887</text:p>
          </table:table-cell>
          <table:table-cell office:value-type="float" office:value="0.226149616596006" calcext:value-type="float">
            <text:p>0.2261496166</text:p>
          </table:table-cell>
          <table:table-cell office:value-type="float" office:value="0.000934124754970026" calcext:value-type="float">
            <text:p>0.0009341248</text:p>
          </table:table-cell>
          <table:table-cell office:value-type="float" office:value="0.0379554937703241" calcext:value-type="float">
            <text:p>0.0379554938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829ms</text:p>
          </table:table-cell>
          <table:table-cell office:value-type="float" office:value="0.00499319066991473" calcext:value-type="float">
            <text:p>0.0049931907</text:p>
          </table:table-cell>
          <table:table-cell office:value-type="float" office:value="0.233051879366605" calcext:value-type="float">
            <text:p>0.2330518794</text:p>
          </table:table-cell>
          <table:table-cell office:value-type="float" office:value="0.000839290874432654" calcext:value-type="float">
            <text:p>0.0008392909</text:p>
          </table:table-cell>
          <table:table-cell office:value-type="float" office:value="0.0378166048140035" calcext:value-type="float">
            <text:p>0.0378166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Lopes</meta:initial-creator>
    <meta:creation-date>2016-05-04T11:47:02.258704139</meta:creation-date>
    <dc:date>2016-05-04T15:23:33.699545500</dc:date>
    <dc:creator>Goncalo Lopes</dc:creator>
    <meta:editing-duration>PT53M12S</meta:editing-duration>
    <meta:editing-cycles>1</meta:editing-cycles>
    <meta:document-statistic meta:table-count="1" meta:cell-count="60" meta:object-count="0"/>
    <meta:generator>LibreOffice/4.3.3.2$Linux_X86_64 LibreOffice_project/430m0$Build-2</meta:generator>
  </office:meta>
</office:document-meta>
</file>